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0pt" officeooo:paragraph-rsid="001c8cd2" style:font-size-asian="10pt" style:font-size-complex="10pt"/>
    </style:style>
    <style:style style:name="P3" style:family="paragraph" style:parent-style-name="Footer">
      <style:text-properties officeooo:paragraph-rsid="001c8cd2"/>
    </style:style>
    <style:style style:name="P4" style:family="paragraph" style:parent-style-name="Text_20_body">
      <style:paragraph-properties fo:text-align="center" style:justify-single-word="false"/>
      <style:text-properties style:font-name="Liberation Serif" officeooo:paragraph-rsid="0018dbdf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418c0" officeooo:paragraph-rsid="005ee702" style:letter-kerning="true" style:font-name-complex="Arial2" fo:hyphenate="false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ee702" officeooo:paragraph-rsid="005ee702" style:letter-kerning="true" style:font-name-complex="Arial2" fo:hyphenate="false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DejaVu Sans Mono" fo:language="fr" fo:country="FR" officeooo:rsid="005418c0" officeooo:paragraph-rsid="005d4973" style:letter-kerning="true" style:font-name-complex="Arial2" fo:hyphenate="false" fo:hyphenation-push-char-count="2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Arial" fo:font-size="11pt" fo:language="fr" fo:country="FR" fo:font-style="italic" fo:font-weight="normal" officeooo:rsid="00570942" officeooo:paragraph-rsid="005e944b" style:font-size-asian="11pt" style:font-style-asian="italic" style:font-weight-asian="normal" style:font-name-complex="Arial" style:font-size-complex="11pt" style:font-style-complex="italic" style:font-weight-complex="normal" fo:hyphenate="false" fo:hyphenation-push-char-count="2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42975" officeooo:paragraph-rsid="00642975" style:letter-kerning="true" style:font-name-complex="Arial2" fo:hyphenate="false" fo:hyphenation-push-char-count="2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70eda" fo:hyphenate="false" fo:hyphenation-push-char-count="2"/>
    </style:style>
    <style:style style:name="P1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P18" style:family="paragraph" style:parent-style-name="Standard" style:list-style-name="L5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19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5d4973" fo:hyphenate="false" fo:hyphenation-push-char-count="2"/>
    </style:style>
    <style:style style:name="P2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1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2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3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4" style:family="paragraph" style:parent-style-name="Standard" style:list-style-name="L6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5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418c0" officeooo:paragraph-rsid="005d4973" style:letter-kerning="true" style:font-name-complex="Arial2" fo:hyphenate="false" fo:hyphenation-push-char-count="2"/>
    </style:style>
    <style:style style:name="P2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5fbc51" officeooo:paragraph-rsid="00670eda" style:letter-kerning="true" style:font-name-complex="Arial2" fo:hyphenate="false" fo:hyphenation-push-char-count="2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52ee1" style:letter-kerning="true" style:font-name-complex="Arial2" fo:hyphenate="false" fo:hyphenation-push-char-count="2"/>
    </style:style>
    <style:style style:name="P28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2ee1" officeooo:paragraph-rsid="00670eda" style:letter-kerning="true" style:font-name-complex="Arial2" fo:hyphenate="false" fo:hyphenation-push-char-count="2"/>
    </style:style>
    <style:style style:name="P29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24bd8" officeooo:paragraph-rsid="00624bd8" style:letter-kerning="true" style:font-name-complex="Arial2" fo:hyphenate="false" fo:hyphenation-push-char-count="2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4a0f" officeooo:paragraph-rsid="00654a0f" style:letter-kerning="true" style:font-name-complex="Arial2" fo:hyphenate="false" fo:hyphenation-push-char-count="2"/>
    </style:style>
    <style:style style:name="P31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54a0f" officeooo:paragraph-rsid="00670eda" style:letter-kerning="true" style:font-name-complex="Arial2" fo:hyphenate="false" fo:hyphenation-push-char-count="2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bff5" officeooo:paragraph-rsid="0067bff5" style:letter-kerning="true" style:font-name-complex="Arial2" fo:hyphenate="false" fo:hyphenation-push-char-count="2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0eda" officeooo:paragraph-rsid="00670eda" style:letter-kerning="true" style:font-name-complex="Arial2" fo:hyphenate="false" fo:hyphenation-push-char-count="2"/>
    </style:style>
    <style:style style:name="P34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70eda" officeooo:paragraph-rsid="00652ee1" style:letter-kerning="true" style:font-name-complex="Arial2" fo:hyphenate="false" fo:hyphenation-push-char-count="2"/>
    </style:style>
    <style:style style:name="P3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42975" officeooo:paragraph-rsid="00624bd8" style:letter-kerning="true" style:font-name-complex="Arial2" fo:hyphenate="false" fo:hyphenation-push-char-count="2"/>
    </style:style>
    <style:style style:name="P3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fo:language="fr" fo:country="FR" officeooo:rsid="00642975" officeooo:paragraph-rsid="00642975" style:letter-kerning="true" style:font-name-complex="Arial2" fo:hyphenate="false" fo:hyphenation-push-char-count="2"/>
    </style:style>
    <style:style style:name="P37" style:family="paragraph" style:parent-style-name="Standard" style:list-style-name="L7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officeooo:rsid="005d4973" officeooo:paragraph-rsid="005d4973" fo:hyphenate="false" fo:hyphenation-push-char-count="2"/>
    </style:style>
    <style:style style:name="P38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24bd8" officeooo:paragraph-rsid="00624bd8" fo:hyphenate="false" fo:hyphenation-push-char-count="2"/>
    </style:style>
    <style:style style:name="P39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52ee1" officeooo:paragraph-rsid="00652ee1" fo:hyphenate="false" fo:hyphenation-push-char-count="2"/>
    </style:style>
    <style:style style:name="P4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54a0f" officeooo:paragraph-rsid="00654a0f" style:letter-kerning="true" style:font-name-complex="Arial2" fo:hyphenate="false" fo:hyphenation-push-char-count="2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DejaVu Sans Mono" fo:language="fr" fo:country="FR" officeooo:rsid="00670eda" officeooo:paragraph-rsid="00670eda" style:letter-kerning="true" style:font-name-complex="Arial2" fo:hyphenate="false" fo:hyphenation-push-char-count="2"/>
    </style:style>
    <style:style style:name="P42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70eda" officeooo:paragraph-rsid="00670eda" fo:hyphenate="false" fo:hyphenation-push-char-count="2"/>
    </style:style>
    <style:style style:name="P43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rsid="00642975" officeooo:paragraph-rsid="00642975" fo:hyphenate="false" fo:hyphenation-push-char-count="2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style:font-name="Liberation Serif" officeooo:rsid="00690e31" officeooo:paragraph-rsid="00690e31" fo:hyphenate="false" fo:hyphenation-push-char-count="2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 fo:hyphenation-ladder-count="no-limit" fo:break-before="page" style:vertical-align="auto" style:writing-mode="lr-tb"/>
      <style:text-properties style:font-name="Liberation Serif" fo:language="fr" fo:country="FR" officeooo:rsid="00624bd8" officeooo:paragraph-rsid="00624bd8" style:letter-kerning="true" style:font-name-complex="Arial2" fo:hyphenate="false" fo:hyphenation-push-char-count="2"/>
    </style:style>
    <style:style style:name="P46" style:family="paragraph" style:parent-style-name="Standard" style:list-style-name="L6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5ee702" officeooo:paragraph-rsid="005ee702" style:letter-kerning="true" style:font-name-complex="Arial2" fo:hyphenate="false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654a0f" officeooo:paragraph-rsid="00654a0f" style:letter-kerning="true" style:font-name-complex="Arial2" fo:hyphenate="false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Liberation Serif" fo:language="fr" fo:country="FR" officeooo:rsid="00690e31" officeooo:paragraph-rsid="00690e31" style:letter-kerning="true" style:font-name-complex="Arial2" fo:hyphenate="false" fo:hyphenation-push-char-count="2"/>
    </style:style>
    <style:style style:name="P49" style:family="paragraph" style:parent-style-name="Standard" style:list-style-name="L6"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vertical-align="auto" style:writing-mode="lr-tb"/>
      <style:text-properties style:font-name="DejaVu Sans Mono" fo:language="fr" fo:country="FR" officeooo:rsid="005ee702" officeooo:paragraph-rsid="005ee702" style:letter-kerning="true" style:font-name-complex="Arial2" fo:hyphenate="false" fo:hyphenation-push-char-count="2"/>
    </style:style>
    <style:style style:name="P50" style:family="paragraph" style:parent-style-name="Text_20_body">
      <style:text-properties officeooo:rsid="00690e31" officeooo:paragraph-rsid="00690e31"/>
    </style:style>
    <style:style style:name="P51" style:family="paragraph" style:parent-style-name="Text_20_body">
      <style:text-properties officeooo:paragraph-rsid="00690e31"/>
    </style:style>
    <style:style style:name="P52" style:family="paragraph" style:parent-style-name="Heading_20_1">
      <style:paragraph-properties fo:text-align="center" style:justify-single-word="false"/>
      <style:text-properties officeooo:rsid="0018dbdf" officeooo:paragraph-rsid="0018dbdf"/>
    </style:style>
    <style:style style:name="P53" style:family="paragraph" style:parent-style-name="Heading_20_1">
      <style:text-properties officeooo:rsid="00618e1e" officeooo:paragraph-rsid="00618e1e"/>
    </style:style>
    <style:style style:name="P54" style:family="paragraph" style:parent-style-name="Preformatted_20_Text" style:list-style-name="L1">
      <style:paragraph-properties fo:margin-top="0cm" fo:margin-bottom="0cm" loext:contextual-spacing="false" fo:text-align="start" style:justify-single-word="false" fo:orphans="0" fo:widows="0" fo:hyphenation-ladder-count="no-limit" style:vertical-align="auto" style:writing-mode="lr-tb"/>
      <style:text-properties officeooo:paragraph-rsid="00624bd8" fo:hyphenate="false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3c987" style:font-size-asian="10pt" style:font-size-complex="10pt"/>
    </style:style>
    <style:style style:name="T3" style:family="text">
      <style:text-properties fo:font-size="10pt" officeooo:rsid="00383d09" style:font-size-asian="10pt" style:font-size-complex="10pt"/>
    </style:style>
    <style:style style:name="T4" style:family="text">
      <style:text-properties fo:font-size="10pt" officeooo:rsid="0058f7d5" style:font-size-asian="10pt" style:font-size-complex="10pt"/>
    </style:style>
    <style:style style:name="T5" style:family="text">
      <style:text-properties fo:font-size="10pt" officeooo:rsid="00654a0f" style:font-size-asian="10pt" style:font-size-complex="10pt"/>
    </style:style>
    <style:style style:name="T6" style:family="text">
      <style:text-properties fo:font-size="10pt" officeooo:rsid="004bca71" style:font-size-asian="10pt" style:font-size-complex="10pt"/>
    </style:style>
    <style:style style:name="T7" style:family="text">
      <style:text-properties fo:font-size="10pt" officeooo:rsid="001473a0" style:font-size-asian="10pt" style:font-size-complex="10pt"/>
    </style:style>
    <style:style style:name="T8" style:family="text">
      <style:text-properties fo:language="fr" fo:country="FR" style:letter-kerning="true" style:font-name-complex="Arial2"/>
    </style:style>
    <style:style style:name="T9" style:family="text">
      <style:text-properties fo:language="fr" fo:country="FR" officeooo:rsid="005418c0" style:letter-kerning="true" style:font-name-complex="Arial2"/>
    </style:style>
    <style:style style:name="T10" style:family="text">
      <style:text-properties fo:language="fr" fo:country="FR" officeooo:rsid="005dc18a" style:letter-kerning="true" style:font-name-complex="Arial2"/>
    </style:style>
    <style:style style:name="T11" style:family="text">
      <style:text-properties fo:language="fr" fo:country="FR" officeooo:rsid="00624bd8" style:letter-kerning="tru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5b8c95"/>
    </style:style>
    <style:style style:name="T14" style:family="text">
      <style:text-properties style:font-name="Liberation Serif" fo:language="fr" fo:country="FR" style:letter-kerning="true" style:font-name-complex="Arial2"/>
    </style:style>
    <style:style style:name="T15" style:family="text">
      <style:text-properties style:font-name="Liberation Serif" fo:language="fr" fo:country="FR" officeooo:rsid="005418c0" style:letter-kerning="true" style:font-name-complex="Arial2"/>
    </style:style>
    <style:style style:name="T16" style:family="text">
      <style:text-properties style:font-name="Liberation Serif" fo:language="fr" fo:country="FR" officeooo:rsid="005d4973" style:letter-kerning="true" style:font-name-complex="Arial2"/>
    </style:style>
    <style:style style:name="T17" style:family="text">
      <style:text-properties style:font-name="Liberation Serif" fo:language="fr" fo:country="FR" officeooo:rsid="005dc18a" style:letter-kerning="true" style:font-name-complex="Arial2"/>
    </style:style>
    <style:style style:name="T18" style:family="text">
      <style:text-properties style:font-name="Liberation Serif" fo:language="fr" fo:country="FR" officeooo:rsid="005fbc51" style:letter-kerning="true" style:font-name-complex="Arial2"/>
    </style:style>
    <style:style style:name="T19" style:family="text">
      <style:text-properties style:font-name="Liberation Serif" fo:language="fr" fo:country="FR" officeooo:rsid="00624bd8" style:letter-kerning="true" style:font-name-complex="Arial2"/>
    </style:style>
    <style:style style:name="T20" style:family="text">
      <style:text-properties style:font-name="Liberation Serif" fo:language="fr" fo:country="FR" officeooo:rsid="00642975" style:letter-kerning="true" style:font-name-complex="Arial2"/>
    </style:style>
    <style:style style:name="T21" style:family="text">
      <style:text-properties style:font-name="Liberation Serif" fo:language="fr" fo:country="FR" officeooo:rsid="00654a0f" style:letter-kerning="true" style:font-name-complex="Arial2"/>
    </style:style>
    <style:style style:name="T22" style:family="text">
      <style:text-properties style:font-name="Liberation Serif" fo:language="fr" fo:country="FR" officeooo:rsid="00670eda" style:letter-kerning="true" style:font-name-complex="Arial2"/>
    </style:style>
    <style:style style:name="T23" style:family="text">
      <style:text-properties style:font-name="Liberation Serif" fo:language="fr" fo:country="FR" officeooo:rsid="0067bff5" style:letter-kerning="true" style:font-name-complex="Arial2"/>
    </style:style>
    <style:style style:name="T24" style:family="text">
      <style:text-properties style:font-name="Liberation Serif" fo:language="fr" fo:country="FR" officeooo:rsid="0068fe2a" style:letter-kerning="true" style:font-name-complex="Arial2"/>
    </style:style>
    <style:style style:name="T25" style:family="text">
      <style:text-properties style:font-name="Liberation Serif" fo:language="fr" fo:country="FR" officeooo:rsid="00690e31" style:letter-kerning="true" style:font-name-complex="Arial2"/>
    </style:style>
    <style:style style:name="T26" style:family="text">
      <style:text-properties style:font-name="Liberation Serif" fo:language="fr" fo:country="FR" fo:font-weight="bold" style:letter-kerning="true" style:font-weight-asian="bold" style:font-name-complex="Arial2" style:font-weight-complex="bold"/>
    </style:style>
    <style:style style:name="T27" style:family="text">
      <style:text-properties style:font-name="Liberation Serif" fo:language="fr" fo:country="FR" fo:font-weight="bold" officeooo:rsid="005418c0" style:letter-kerning="true" style:font-weight-asian="bold" style:font-name-complex="Arial2" style:font-weight-complex="bold"/>
    </style:style>
    <style:style style:name="T28" style:family="text">
      <style:text-properties style:font-name="Liberation Serif" officeooo:rsid="00670eda"/>
    </style:style>
    <style:style style:name="T29" style:family="text">
      <style:text-properties style:font-name="Liberation Serif" officeooo:rsid="00690e31"/>
    </style:style>
    <style:style style:name="T30" style:family="text">
      <style:text-properties officeooo:rsid="0057d4c9" style:letter-kerning="true" style:font-name-complex="Arial2"/>
    </style:style>
    <style:style style:name="T31" style:family="text">
      <style:text-properties officeooo:rsid="005e944b" style:letter-kerning="true" style:font-name-complex="Arial2"/>
    </style:style>
    <style:style style:name="T32" style:family="text">
      <style:text-properties style:text-underline-style="solid" style:text-underline-width="auto" style:text-underline-color="font-color" officeooo:rsid="0057d4c9" style:letter-kerning="true" style:font-name-complex="Arial2"/>
    </style:style>
    <style:style style:name="T33" style:family="text">
      <style:text-properties officeooo:rsid="005ee702"/>
    </style:style>
    <style:style style:name="T34" style:family="text">
      <style:text-properties style:font-name="DejaVu Sans Mono"/>
    </style:style>
    <style:style style:name="T35" style:family="text">
      <style:text-properties style:font-name="DejaVu Sans Mono" fo:language="fr" fo:country="FR" style:letter-kerning="true" style:font-name-complex="Arial2"/>
    </style:style>
    <style:style style:name="T36" style:family="text">
      <style:text-properties officeooo:rsid="00654a0f"/>
    </style:style>
    <style:style style:name="T37" style:family="text">
      <style:text-properties officeooo:rsid="00670eda"/>
    </style:style>
    <style:style style:name="T38" style:family="text">
      <style:text-properties officeooo:rsid="0067bff5"/>
    </style:style>
    <style:style style:name="T39" style:family="text">
      <style:text-properties officeooo:rsid="00690e31"/>
    </style:style>
    <style:style style:name="T40" style:family="text">
      <style:text-properties style:font-name="DejaVu Sans Mono"/>
    </style:style>
    <style:style style:name="T41" style:family="text">
      <style:text-properties style:font-name="DejaVu Sans Mono" fo:language="fr" fo:country="FR" style:letter-kerning="true" style:font-name-complex="Arial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<text:s text:c="4"/><text:span text:style-name="T12"><text:s/></text:span><text:span text:style-name="T13">Installation de Docker </text:span><text:span text:style-name="T29">et Docker-compose </text:span><text:span text:style-name="T13">sous Windows 10 Pro</text:span></text:h>
      <text:p text:style-name="P4"/>
      <text:p text:style-name="P10"><text:span text:style-name="T31">N.B. : </text:span><text:span text:style-name="T8">Pour tous les logiciels à installer ici, vous devez le faire directement sur votre ordinateur et non dans une machine virtuelle. <text:s/></text:span><text:span text:style-name="T30">Vous devez avoir Windows </text:span><text:span text:style-name="T32">Professionnel</text:span><text:span text:style-name="T30"> (7 ou 10). <text:s/>Vous devez désactiver votre parefeu et désactiver votre antivirus.</text:span></text:p>
      <text:p text:style-name="P5"/>
      <text:p text:style-name="P8">Deux approches s’offrent à vous. <text:s/>Vous en choisissez une ou l’autre. <text:s/>La première approche peut ne pas fonctionner. <text:s/>Dans ce cas, essayez la deuxième approche.</text:p>
      <text:h text:style-name="P53" text:outline-level="1">Approche 1</text:h>
      <text:p text:style-name="P5"/>
      <text:list xml:id="list4172265063" text:style-name="L1">
        <text:list-item>
          <text:p text:style-name="P15"><text:span text:style-name="T15">Installez V</text:span><text:span text:style-name="T16">i</text:span><text:span text:style-name="T15">rtualbox </text:span><text:span text:style-name="T19">6.0 </text:span><text:span text:style-name="T15">(</text:span><text:span text:style-name="T19">version antérieure qu’on </text:span><text:a xlink:type="simple" xlink:href="https://www.virtualbox.org/wiki/Download_Old_Builds_6_0" text:style-name="Internet_20_link" text:visited-style-name="Visited_20_Internet_20_Link">trouve ici</text:a><text:span text:style-name="T15">).</text:span></text:p>
        </text:list-item>
        <text:list-item>
          <text:p text:style-name="P20">Assurez-vous de fermer votre antivirus et parefeu.</text:p>
        </text:list-item>
        <text:list-item>
          <text:p text:style-name="P15"><text:span text:style-name="T15">Téléchargez et installez </text:span><text:span text:style-name="T27">Docker Toolbox</text:span><text:span text:style-name="T15"> disponible </text:span><text:a xlink:type="simple" xlink:href="https://docs.docker.com/toolbox/overview/#ready-to-get-started" text:style-name="Internet_20_link" text:visited-style-name="Visited_20_Internet_20_Link">ici</text:a><text:span text:style-name="T15">.</text:span></text:p>
        </text:list-item>
        <text:list-item>
          <text:p text:style-name="P26">Si la commande n’est pas reconnue sous Powershell, il faut modifier la variable PATH sous Windows. <text:s/></text:p>
        </text:list-item>
        <text:list-item>
          <text:p text:style-name="P16"><text:span text:style-name="T15">Voici les commandes à exécuter </text:span><text:span text:style-name="T16">dans Powershell </text:span><text:span text:style-name="T15">pour finaliser l'installation. <text:s/></text:span><text:span text:style-name="T18">Les commandes </text:span><text:span text:style-name="T15">v</text:span><text:span text:style-name="T18">ont</text:span><text:span text:style-name="T15"> créer une machine virtuelle</text:span><text:span text:style-name="T16"> </text:span><text:span text:style-name="T15">dans Virtualbox qui contiendra Docker:</text:span></text:p>
        </text:list-item>
      </text:list>
      <text:p text:style-name="P5"/>
      <text:p text:style-name="P9">docker-machine create --driver virtualbox box</text:p>
      <text:p text:style-name="P9">docker-machine env --shell powershell <text:span text:style-name="T33">box</text:span></text:p>
      <text:p text:style-name="P9">docker-machine env --shell powershell box | Invoke-Expression</text:p>
      <text:p text:style-name="P9"/>
      <text:list xml:id="list1985568092" text:style-name="L2">
        <text:list-item>
          <text:p text:style-name="P21">On peut vérifier si la machine virtuelle est bien installée <text:span text:style-name="T37">par la commande suivante :</text:span></text:p>
        </text:list-item>
      </text:list>
      <text:p text:style-name="P5"/>
      <text:p text:style-name="P9">docker-machine ls</text:p>
      <text:p text:style-name="P5"/>
      <text:list xml:id="list3032663883" text:style-name="L3">
        <text:list-item>
          <text:p text:style-name="P22">On peut vérifier si la machine virtuelle est active:</text:p>
        </text:list-item>
      </text:list>
      <text:p text:style-name="P5"/>
      <text:p text:style-name="P9">docker-machine status box</text:p>
      <text:p text:style-name="P5"/>
      <text:list xml:id="list2948866021" text:style-name="L4">
        <text:list-item>
          <text:p text:style-name="P23">Si la machine est arrêtée, on tape:</text:p>
        </text:list-item>
      </text:list>
      <text:p text:style-name="P5"/>
      <text:p text:style-name="P9">docker-machine start box</text:p>
      <text:p text:style-name="P5"/>
      <text:list xml:id="list3865770763" text:style-name="L5">
        <text:list-item>
          <text:p text:style-name="P18"><text:span text:style-name="T17">Après votre travail avec Docker, q</text:span><text:span text:style-name="T15">uand on a </text:span><text:span text:style-name="T16">terminé de faire fonctionner</text:span><text:span text:style-name="T15"> Docker, on tape:</text:span></text:p>
        </text:list-item>
      </text:list>
      <text:p text:style-name="P5"/>
      <text:p text:style-name="P9">docker-machine stop box</text:p>
      <text:p text:style-name="P5"/>
      <text:list xml:id="list166937031" text:style-name="L6">
        <text:list-item>
          <text:p text:style-name="P24"><text:soft-page-break/>Pour connaître l'adresse IP du serveur Docker, on tape:</text:p>
        </text:list-item>
      </text:list>
      <text:p text:style-name="P5"/>
      <text:p text:style-name="P9">docker-machine ip box</text:p>
      <text:p text:style-name="P5"/>
      <text:list xml:id="list2348631759" text:style-name="L7">
        <text:list-header>
          <text:p text:style-name="P37"><text:span text:style-name="T9">L’</text:span><text:span text:style-name="T8">adresse IP servira à accéder à un serveur installé dans un conteneur Docker comme </text:span><text:span text:style-name="T10">par exemple,</text:span><text:span text:style-name="T8"> </text:span><text:a xlink:type="simple" xlink:href="http://192.168.99.102/" text:style-name="Internet_20_link" text:visited-style-name="Visited_20_Internet_20_Link">http://192.168.99.102</text:a><text:span text:style-name="T8"> </text:span></text:p>
        </text:list-header>
      </text:list>
      <text:p text:style-name="P6"/>
      <text:p text:style-name="P6"/>
      <text:list xml:id="list152141671296503" text:continue-list="list166937031" text:style-name="L6">
        <text:list-item>
          <text:p text:style-name="P46">Vérifiez sur Docker fonctionne bien en tapant par exemple :</text:p>
          <text:p text:style-name="P46"/>
          <text:list>
            <text:list-item>
              <text:list>
                <text:list-item>
                  <text:list>
                    <text:list-header>
                      <text:p text:style-name="P49">docker run hello-world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7"><text:tab/>Cela ne devrait pas générer d’erreur. <text:s/>Si c’est le cas, il faut recommencer.</text:p>
      <text:p text:style-name="P6"/>
      <text:list xml:id="list152140579509877" text:continue-list="list2348631759" text:style-name="L7">
        <text:list-item>
          <text:p text:style-name="P19"><text:span text:style-name="T15">Si votre machine Docker ne fonctionne plus bien, on tape ce qui suit. <text:s/></text:span><text:span text:style-name="T16">Ensuite, i</text:span><text:span text:style-name="T15">l faut reprendre les étapes ci-haut pour recréer la machine Docker </text:span><text:span text:style-name="T17">sous Virtualbox.</text:span></text:p>
          <text:p text:style-name="P25"/>
        </text:list-item>
      </text:list>
      <text:p text:style-name="P9">docker-machine kill box</text:p>
      <text:p text:style-name="P9">docker-machine rm box</text:p>
      <text:p text:style-name="P9"/>
      <text:p text:style-name="P47">Si la reprise des étapes précédentes ne fonctionnent pas <text:span text:style-name="T37">encore</text:span>, il vous reste à essayer l’approche 2 <text:span text:style-name="T37">ci-bas.</text:span></text:p>
      <text:p text:style-name="P48">Si tout fonctionne, vous aurez accès <text:span text:style-name="T34">docker</text:span> et <text:span text:style-name="T34">docker-compose</text:span> sous Powershell.</text:p>
      <text:h text:style-name="P53" text:outline-level="1">Approche 2 <text:span text:style-name="T39">pour Docker</text:span></text:h>
      <text:list xml:id="list152141923636716" text:continue-list="list4172265063" text:style-name="L1">
        <text:list-item>
          <text:p text:style-name="P17"><text:span text:style-name="T15">Installez V</text:span><text:span text:style-name="T16">i</text:span><text:span text:style-name="T15">rtualbox </text:span><text:span text:style-name="T19">6.0 </text:span><text:span text:style-name="T15">(</text:span><text:span text:style-name="T19">version antérieure qu’on </text:span><text:a xlink:type="simple" xlink:href="https://www.virtualbox.org/wiki/Download_Old_Builds_6_0" text:style-name="Internet_20_link" text:visited-style-name="Visited_20_Internet_20_Link">trouve ici</text:a><text:span text:style-name="T15">). <text:s/></text:span><text:span text:style-name="T21">Ne pas installer la version 6.1.</text:span></text:p>
        </text:list-item>
        <text:list-item>
          <text:p text:style-name="P38"><text:span text:style-name="T15">I</text:span><text:span text:style-name="T14">nstallez Vagrant </text:span><text:a xlink:type="simple" xlink:href="https://www.vagrantup.com/downloads.html" text:style-name="Internet_20_link" text:visited-style-name="Visited_20_Internet_20_Link">disponible ici</text:a><text:span text:style-name="T14">.</text:span></text:p>
        </text:list-item>
        <text:list-item>
          <text:p text:style-name="P38"><text:span text:style-name="T14">Ouvrez une console Powershell et vérifier que la commande </text:span><text:span text:style-name="T35">vagrant</text:span><text:span text:style-name="T14"> est disponible.</text:span></text:p>
          <text:p text:style-name="P27"/>
        </text:list-item>
        <text:list-item>
          <text:p text:style-name="P39"><text:span text:style-name="T14">Créez le dossier </text:span><text:span text:style-name="T35">c:\bionic </text:span><text:span text:style-name="T14">et rendez-vous dans ce dossier </text:span><text:span text:style-name="T21">via une</text:span><text:span text:style-name="T14"> console Powershell.</text:span></text:p>
        </text:list-item>
        <text:list-item>
          <text:p text:style-name="P29"><text:span text:style-name="T36">T</text:span>apez les commandes suivantes :</text:p>
          <text:p text:style-name="P54"><text:span text:style-name="Source_20_Text"><text:span text:style-name="T11"/></text:span></text:p>
        </text:list-item>
      </text:list>
      <text:p text:style-name="P11"><text:span text:style-name="Source_20_Text"><text:span text:style-name="T11">vagrant init demers/bionic64-dockercompose</text:span></text:span></text:p>
      <text:p text:style-name="P14"><text:span text:style-name="Source_20_Text">vagrant up</text:span></text:p>
      <text:list xml:id="list152141004198767" text:continue-numbering="true" text:style-name="L1">
        <text:list-item>
          <text:p text:style-name="P30">La première commande crée un fichier <text:span text:style-name="T34">Vagrantfile</text:span><text:span text:style-name="T12"> </text:span><text:span text:style-name="T28">automatiquement dans le dossier courant.</text:span></text:p>
        </text:list-item>
        <text:list-item>
          <text:p text:style-name="P29">Cette <text:span text:style-name="T36">deuxième</text:span> commande démarre une machine virtuelle dans Virtualbox.</text:p>
          <text:p text:style-name="P45"/>
        </text:list-item>
        <text:list-item>
          <text:p text:style-name="P30"><text:span text:style-name="T37">Si v</text:span>ous recevez plusieurs fois le message d’erreur suivant :</text:p>
          <text:p text:style-name="P30"/>
          <text:p text:style-name="P40">default: Warning: Authentication failure. Retrying... </text:p>
          <text:p text:style-name="P30"/>
          <text:p text:style-name="P30">vous devrez arrêter la processus en tapant les touches CTRL-C <text:span text:style-name="T38">(ou attendre pendant quelques minutes). <text:s/>Ensuite, tapez la touche ENTRER.</text:span></text:p>
          <text:p text:style-name="P30"/>
        </text:list-item>
        <text:list-item>
          <text:p text:style-name="P32">Ne fermez pas la console Powershell. <text:s/><text:span text:style-name="T36">Ouvrez l’application Virtualbox. <text:s/>Vous verrez qu’une machine virtuelle est en exécution (en fonction). <text:s/>Cliquez sur cette machine.</text:span></text:p>
        </text:list-item>
        <text:list-item>
          <text:p text:style-name="P30">Tapez le bouton «<text:span text:style-name="T34"> Afficher </text:span>». <text:s/>Vous verrez un « Login ». <text:s/>Vous entrez «<text:span text:style-name="T34"> vagrant </text:span>».</text:p>
        </text:list-item>
        <text:list-item>
          <text:p text:style-name="P30">Le mot de passe est aussi «<text:span text:style-name="T34"> vagrant </text:span>».</text:p>
          <text:p text:style-name="P31"/>
        </text:list-item>
        <text:list-item>
          <text:p text:style-name="P31"><text:span text:style-name="T38">Par la suite, t</text:span>apez la commande suivante  <text:span text:style-name="T39">(dans la console de la machine virtuelle) :</text:span></text:p>
        </text:list-item>
      </text:list>
      <text:p text:style-name="P41"/>
      <text:p text:style-name="P41">cp -f authorized_keys <text:s/>.ssh</text:p>
      <text:list xml:id="list152140241822062" text:continue-numbering="true" text:style-name="L1">
        <text:list-header>
          <text:p text:style-name="P30"/>
        </text:list-header>
        <text:list-item>
          <text:p text:style-name="P32">Aucun message de réponse ne devrait apparaître (à part l’invite Linux).</text:p>
          <text:p text:style-name="P32"/>
        </text:list-item>
        <text:list-item>
          <text:p text:style-name="P42"><text:span text:style-name="T14">Retournez dans la console </text:span><text:span text:style-name="T26">Powershell</text:span><text:span text:style-name="T14"> s</text:span><text:span text:style-name="T25">ans arrêter la machine virtuelle </text:span><text:span text:style-name="T14">et tapez :</text:span></text:p>
        </text:list-item>
      </text:list>
      <text:p text:style-name="P41"/>
      <text:p text:style-name="P41">vagrant halt</text:p>
      <text:list xml:id="list152141350490369" text:continue-numbering="true" text:style-name="L1">
        <text:list-header>
          <text:p text:style-name="P33"/>
        </text:list-header>
        <text:list-item>
          <text:p text:style-name="P42"><text:span text:style-name="T24">La machine virtuelle va s’arrêter. <text:s/></text:span><text:span text:style-name="T14">Ensuite, tapez la commande suivante :</text:span></text:p>
          <text:p text:style-name="P33"/>
        </text:list-item>
      </text:list>
      <text:p text:style-name="P41">vagrant reload</text:p>
      <text:list xml:id="list152141870236884" text:continue-numbering="true" text:style-name="L1">
        <text:list-header>
          <text:p text:style-name="P29"/>
        </text:list-header>
        <text:list-item>
          <text:p text:style-name="P42"><text:span text:style-name="T14">Il ne devrait plus y avoir d’erreur</text:span><text:span text:style-name="T23">s</text:span><text:span text:style-name="T14">. <text:s/>Sinon, communiquez avec votre professeur.</text:span></text:p>
          <text:p text:style-name="P33"/>
        </text:list-item>
        <text:list-item>
          <text:p text:style-name="P38"><text:span text:style-name="T14">Vous pouvez </text:span><text:span text:style-name="T22">maintenant </text:span><text:span text:style-name="T14">accéder à la machine virtuelle </text:span><text:span text:style-name="T20">par la commande :</text:span></text:p>
          <text:p text:style-name="P35"/>
        </text:list-item>
      </text:list>
      <text:p text:style-name="P12">vagrant ssh</text:p>
      <text:p text:style-name="P12"/>
      <text:list xml:id="list152141371472650" text:continue-numbering="true" text:style-name="L1">
        <text:list-item>
          <text:p text:style-name="P36">Vous serez alors connecter sur votre machine virtuelle dans une console Bash.</text:p>
          <text:p text:style-name="P36"/>
        </text:list-item>
        <text:list-item>
          <text:p text:style-name="P43"><text:span text:style-name="T14">Vous pouvez alors utiliser la commande </text:span><text:span text:style-name="T35">docker</text:span><text:span text:style-name="T14"> et </text:span><text:span text:style-name="T35">docker-compose</text:span><text:span text:style-name="T14">.</text:span></text:p>
          <text:p text:style-name="P36"/>
        </text:list-item>
        <text:list-item>
          <text:p text:style-name="P39"><text:span text:style-name="T14">Le dossier </text:span><text:span text:style-name="T35">/vagrant</text:span><text:span text:style-name="T14"> </text:span><text:span text:style-name="T23">dans la machine virtuelle Linux </text:span><text:span text:style-name="T14">vous permet d’accéder aux fichiers qui se trouvent sur votre ordinateur dans </text:span><text:span text:style-name="T35">c:\bionic\ </text:span><text:span text:style-name="T22">C’est un dossier de partage.</text:span></text:p>
          <text:p text:style-name="P34"/>
        </text:list-item>
        <text:list-item>
          <text:p text:style-name="P28">Vous quittez la machine virtuelle en tapant <text:span text:style-name="T34"><text:s/>exit</text:span></text:p>
        </text:list-item>
      </text:list>
      <text:p text:style-name="P13"/>
      <text:list xml:id="list152140301937465" text:continue-numbering="true" text:style-name="L1">
        <text:list-item>
          <text:p text:style-name="P39"><text:span text:style-name="T14">Vous arrêtez la machine virtuelle en tapant  </text:span><text:span text:style-name="T35">vagrant halt</text:span></text:p>
        </text:list-item>
        <text:list-item>
          <text:p text:style-name="P44"><text:span text:style-name="T8">Vous repartez la machine virtuelle en tapant </text:span><text:span text:style-name="T35">vagrant u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="Arial1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0pt" officeooo:paragraph-rsid="001c8cd2" style:font-size-asian="10pt" style:font-size-complex="10pt"/>
    </style:style>
    <style:style style:name="MP3" style:family="paragraph" style:parent-style-name="Footer">
      <style:text-properties officeooo:paragraph-rsid="001c8cd2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3c987" style:font-size-asian="10pt" style:font-size-complex="10pt"/>
    </style:style>
    <style:style style:name="MT3" style:family="text">
      <style:text-properties fo:font-size="10pt" officeooo:rsid="00383d09" style:font-size-asian="10pt" style:font-size-complex="10pt"/>
    </style:style>
    <style:style style:name="MT4" style:family="text">
      <style:text-properties fo:font-size="10pt" officeooo:rsid="0058f7d5" style:font-size-asian="10pt" style:font-size-complex="10pt"/>
    </style:style>
    <style:style style:name="MT5" style:family="text">
      <style:text-properties fo:font-size="10pt" officeooo:rsid="00654a0f" style:font-size-asian="10pt" style:font-size-complex="10pt"/>
    </style:style>
    <style:style style:name="MT6" style:family="text">
      <style:text-properties fo:font-size="10pt" officeooo:rsid="004bca71" style:font-size-asian="10pt" style:font-size-complex="10pt"/>
    </style:style>
    <style:style style:name="MT7" style:family="text">
      <style:text-properties fo:font-size="10pt" officeooo:rsid="001473a0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first>
        <text:p text:style-name="Header"/>
      </style:header-first>
      <style:footer>
        <text:p text:style-name="MP2"/>
      </style:footer>
      <style:footer-first>
        <text:p text:style-name="MP3"><text:span text:style-name="MT1"><text:line-break/></text:span><text:span text:style-name="MT2">Ce texte a été écrit par F.-Nicola Demers </text:span><text:a xlink:type="simple" xlink:href="mailto:fndemers@cegep-ste-foy.qc.ca" text:style-name="Internet_20_link" text:visited-style-name="Visited_20_Internet_20_Link"><text:span text:style-name="MT2">fndemers@cegep-ste-foy.qc.ca</text:span></text:a><text:span text:style-name="MT2"> en </text:span><text:span text:style-name="MT3">201</text:span><text:span text:style-name="MT4">8-</text:span><text:span text:style-name="MT5">2020</text:span><text:span text:style-name="MT2"> </text:span><text:span text:style-name="MT6">sous LibreOffice</text:span><text:span text:style-name="MT2">. <text:s/></text:span><text:span text:style-name="MT7">Il</text:span><text:span text:style-name="MT1"> est mis à disposition selon les termes de la </text:span><text:a xlink:type="simple" xlink:href="http://creativecommons.org/licenses/by-sa/4.0/deed.fr" text:style-name="Internet_20_link" text:visited-style-name="Visited_20_Internet_20_Link"><text:span text:style-name="MT1">Licence Creative Commons Attribution - Partage dans les Mêmes Conditions 4.0 International</text:span></text:a><text:span text:style-name="MT1">. <text:line-break/></text:span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-Nicola Demers</meta:initial-creator>
    <meta:creation-date>2014-04-17T14:01:20.033001719</meta:creation-date>
    <dc:date>2020-02-01T15:21:14.650006057</dc:date>
    <meta:editing-duration>P1DT29M35S</meta:editing-duration>
    <meta:editing-cycles>52</meta:editing-cycles>
    <meta:generator>LibreOffice/6.0.7.3$Linux_X86_64 LibreOffice_project/00m0$Build-3</meta:generator>
    <dc:creator>F.-Nicola Demers</dc:creator>
    <meta:document-statistic meta:table-count="0" meta:image-count="0" meta:object-count="0" meta:page-count="3" meta:paragraph-count="84" meta:word-count="743" meta:character-count="4562" meta:non-whitespace-character-count="3910"/>
  </office:meta>
</office:document-meta>
</file>